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P4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7" style:family="paragraph">
      <style:paragraph-properties fo:margin-left="0.635cm" fo:margin-right="0cm" fo:margin-top="0cm" fo:margin-bottom="0cm" fo:text-indent="-0.635cm" style:text-autospace="none"/>
      <style:text-properties fo:color="#ffffff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8" style:family="paragraph">
      <style:paragraph-properties fo:margin-left="0.635cm" fo:margin-right="0cm" fo:margin-top="0cm" fo:margin-bottom="0cm" fo:text-indent="0cm" style:text-autospace="none"/>
      <style:text-properties fo:color="#ffffff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3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83ca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9" style:family="text">
      <style:text-properties fo:color="#83caff" style:font-name="Segoe UI1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10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12" style:family="text">
      <style:text-properties fo:color="#ffffff" style:font-name="Segoe UI" fo:font-size="32pt" fo:text-shadow="1pt 1pt" fo:font-weight="normal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4" draw:layer="layout" svg:width="25.146cm" svg:height="8.981cm" svg:x="1.524cm" svg:y="0.508cm">
          <draw:text-box>
            <text:p text:style-name="P1"><text:span text:style-name="T1">Psalm 150:1–6</text:span></text:p>
            <text:p text:style-name="P2"><text:span text:style-name="T2">1</text:span><text:span text:style-name="T3"> </text:span><text:span text:style-name="T4">Praise the L</text:span><text:span text:style-name="T3">ORD</text:span><text:span text:style-name="T4">! Praise God in his sanctuary;</text:span></text:p>
            <text:p text:style-name="P3"><text:span text:style-name="T5"><text:s text:c="7"/></text:span><text:span text:style-name="T5">praise him in his mighty</text:span><text:span text:style-name="T5"> heavens!</text:span></text:p>
            <text:p text:style-name="P2"><text:span text:style-name="T2">2</text:span><text:span text:style-name="T3"> </text:span><text:span text:style-name="T4">Praise him for his mighty deeds;</text:span></text:p>
            <text:p text:style-name="P3"><text:span text:style-name="T5"><text:s text:c="7"/></text:span><text:span text:style-name="T5">praise him according to his excellent</text:span><text:span text:style-name="T5"> <text:s/></text:span></text:p>
            <text:p text:style-name="P3"><text:span text:style-name="T5"><text:s text:c="7"/></text:span><text:span text:style-name="T5">greatnes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4" draw:layer="layout" svg:width="25.146cm" svg:height="6.263cm" svg:x="1.524cm" svg:y="0.508cm">
          <draw:text-box>
            <text:p text:style-name="P6"><text:span text:style-name="T6">3</text:span><text:span text:style-name="T7"> </text:span><text:span text:style-name="T8">Praise him with trumpet sound;</text:span></text:p>
            <text:p text:style-name="P3"><text:span text:style-name="T5"><text:s text:c="7"/></text:span><text:span text:style-name="T5">praise him with</text:span><text:span text:style-name="T5"> lute and harp!</text:span></text:p>
            <text:p text:style-name="P2"><text:span text:style-name="T2">4</text:span><text:span text:style-name="T3"> </text:span><text:span text:style-name="T4">Praise him with tambourine and dance;</text:span><text:span text:style-name="T9"> </text:span></text:p>
            <text:p text:style-name="P3"><text:span text:style-name="T5"><text:s text:c="7"/></text:span><text:span text:style-name="T5">praise him with</text:span><text:span text:style-name="T5"> strings and pip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4" draw:layer="layout" svg:width="25.146cm" svg:height="7.766cm" svg:x="1.524cm" svg:y="0.508cm">
          <draw:text-box>
            <text:p text:style-name="P6"><text:span text:style-name="T6">5</text:span><text:span text:style-name="T7"> </text:span><text:span text:style-name="T8">Praise him with sounding</text:span><text:span text:style-name="T8"> cymbals;</text:span></text:p>
            <text:p text:style-name="P3"><text:span text:style-name="T10"><text:s text:c="7"/></text:span><text:span text:style-name="T10">praise him with loud clashing</text:span><text:span text:style-name="T10"> cymbals!</text:span></text:p>
            <text:p text:style-name="P2"><text:span text:style-name="T2">6</text:span><text:span text:style-name="T3"> </text:span><text:span text:style-name="T4">Let everything that has breath praise the L</text:span><text:span text:style-name="T3">ORD</text:span><text:span text:style-name="T4">!</text:span></text:p>
            <text:p text:style-name="P2"><text:span text:style-name="T5"><text:s text:c="8"/></text:span><text:span text:style-name="T5">Praise</text:span><text:span text:style-name="T5"> the L</text:span><text:span text:style-name="T11">ORD</text:span><text:span text:style-name="T5">!</text:span></text:p>
            <text:p text:style-name="P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4" draw:layer="layout" svg:width="25.146cm" svg:height="6.263cm" svg:x="1.27cm" svg:y="0.508cm">
          <draw:text-box>
            <text:p text:style-name="P7"><text:span text:style-name="T12">C: </text:span><text:span text:style-name="T10">Glory be to the Father and to the Son and to <text:s/></text:span></text:p>
            <text:p text:style-name="P8"><text:span text:style-name="T10"><text:s text:c="2"/></text:span><text:span text:style-name="T10">the Holy Ghost; as it was in the beginning, is <text:s/></text:span></text:p>
            <text:p text:style-name="P8"><text:span text:style-name="T10"><text:s text:c="2"/></text:span><text:span text:style-name="T10">now, and ever shall be, world without end. <text:s text:c="2"/></text:span></text:p>
            <text:p text:style-name="P8"><text:span text:style-name="T10"><text:s text:c="2"/></text:span><text:span text:style-name="T10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0:32:43.222000000</meta:creation-date>
    <dc:title>Hymn template</dc:title>
    <meta:editing-duration>PT9M4S</meta:editing-duration>
    <meta:editing-cycles>2</meta:editing-cycles>
    <meta:generator>LibreOffice/4.4.2.2$Windows_x86 LibreOffice_project/c4c7d32d0d49397cad38d62472b0bc8acff48dd6</meta:generator>
    <meta:initial-creator>Arthur Hoch</meta:initial-creator>
    <dc:date>2015-04-29T10:41:45.662000000</dc:date>
    <dc:creator>Arthur Hoch</dc:creator>
    <meta:document-statistic meta:object-count="33"/>
    <meta:template xlink:type="simple" xlink:actuate="onRequest" xlink:title="Hymn template" xlink:href="../../AppData/Roaming/LibreOffice/4/user/template/Worship%20Templsates/Hymn%20template.otp" meta:date="2015-04-29T10:32:42.707000000"/>
  </office:meta>
</office:document-meta>
</file>